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10000001D1ACD8D902DCE7913.png" manifest:media-type="image/png"/>
  <manifest:file-entry manifest:full-path="Pictures/10000201000001280000008C5EE0B660D95E4738.png" manifest:media-type="image/png"/>
  <manifest:file-entry manifest:full-path="Pictures/10000201000002D100000259311C8387BBE0D4EF.png" manifest:media-type="image/png"/>
  <manifest:file-entry manifest:full-path="Pictures/1000020100000132000000AFEE757DB8664BF99F.png" manifest:media-type="image/png"/>
  <manifest:file-entry manifest:full-path="Pictures/1000020100000132000000DEC8B33E6627268C4E.png" manifest:media-type="image/png"/>
  <manifest:file-entry manifest:full-path="Pictures/100002010000011B0000006B7EE095274E7D3AF4.png" manifest:media-type="image/png"/>
  <manifest:file-entry manifest:full-path="Pictures/100002010000011F0000004AA8E054305AD4DBB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>
      <loext:graphic-properties draw:fill-color="#ed1c2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ed1c24" draw:fill-color="#ed1c24" draw:textarea-horizontal-align="justify" draw:textarea-vertical-align="middle" draw:auto-grow-height="false" fo:min-height="0.1181in" fo:min-width="0.090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5.5783in" draw:z-index="0"><draw:image xlink:href="Pictures/10000201000002D100000259311C8387BBE0D4EF.png" xlink:type="simple" xlink:show="embed" xlink:actuate="onLoad" loext:mime-type="image/png"/></draw:frame><draw:frame draw:style-name="fr2" draw:name="Image2" text:anchor-type="paragraph" svg:x="-0.4in" svg:y="5.578in" svg:width="3.1874in" svg:height="2.3126in" draw:z-index="2"><draw:image xlink:href="Pictures/1000020100000132000000DEC8B33E6627268C4E.png" xlink:type="simple" xlink:show="embed" xlink:actuate="onLoad" loext:mime-type="image/png"/></draw:frame><draw:frame draw:style-name="fr2" draw:name="Image3" text:anchor-type="paragraph" svg:x="2.7866in" svg:y="5.578in" svg:width="3.1874in" svg:height="1.8228in" draw:z-index="3"><draw:image xlink:href="Pictures/1000020100000132000000AFEE757DB8664BF99F.png" xlink:type="simple" xlink:show="embed" xlink:actuate="onLoad" loext:mime-type="image/png"/></draw:frame><draw:frame draw:style-name="fr2" draw:name="Image4" text:anchor-type="paragraph" svg:x="-0.4in" svg:y="7.8898in" svg:width="3.1866in" svg:height="1.4583in" draw:z-index="4"><draw:image xlink:href="Pictures/10000201000001280000008C5EE0B660D95E4738.png" xlink:type="simple" xlink:show="embed" xlink:actuate="onLoad" loext:mime-type="image/png"/></draw:frame><draw:frame draw:style-name="fr2" draw:name="Image5" text:anchor-type="paragraph" svg:x="2.7862in" svg:y="7.4in" svg:width="3.178in" svg:height="1.1146in" draw:z-index="5"><draw:image xlink:href="Pictures/100002010000011B0000006B7EE095274E7D3AF4.png" xlink:type="simple" xlink:show="embed" xlink:actuate="onLoad" loext:mime-type="image/png"/></draw:frame><draw:frame draw:style-name="fr2" draw:name="Image6" text:anchor-type="paragraph" svg:x="2.7862in" svg:y="8.5138in" svg:width="3.1693in" svg:height="0.8327in" draw:z-index="6"><draw:image xlink:href="Pictures/100002010000011F0000004AA8E054305AD4DBB8.png" xlink:type="simple" xlink:show="embed" xlink:actuate="onLoad" loext:mime-type="image/png"/></draw:frame><draw:frame draw:style-name="fr2" draw:name="Image7" text:anchor-type="paragraph" svg:x="2.9374in" svg:y="3.611in" svg:width="2.6772in" svg:height="0.302in" draw:z-index="7"><draw:image xlink:href="Pictures/10000201000001010000001D1ACD8D902DCE7913.png" xlink:type="simple" xlink:show="embed" xlink:actuate="onLoad" loext:mime-type="image/png"/></draw:frame><draw:custom-shape text:anchor-type="paragraph" draw:z-index="1" draw:name="Shape1" draw:style-name="gr1" draw:text-style-name="P1" svg:width="0.1815in" svg:height="0.2087in" draw:transform="rotate (-0.785398163397449) translate (0.150694444444444in 5.19652777777778in)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22:21:39.170629928</meta:creation-date>
    <dc:date>2019-10-28T22:25:56.282482442</dc:date>
    <meta:editing-duration>PT4M18S</meta:editing-duration>
    <meta:editing-cycles>1</meta:editing-cycles>
    <meta:document-statistic meta:table-count="0" meta:image-count="7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